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5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5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table:style-name="ce6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03:43:48.088836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19T11:46:27.552288967</dc:date>
    <meta:editing-duration>PT15H56M38S</meta:editing-duration>
    <meta:editing-cycles>34</meta:editing-cycles>
    <meta:document-statistic meta:table-count="1" meta:cell-count="44" meta:object-count="0"/>
  </office:meta>
</office:document-meta>
</file>